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llForTenders-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llForTenders">
            <text:p>CallForTenders</text:p>
          </table:table-cell>
          <table:table-cell table:style-name="ce8" office:value-type="string" office:string-value="Call For Tenders. Details">
            <text:p>Call For Tenders. Details</text:p>
          </table:table-cell>
          <table:table-cell table:style-name="ce8" office:value-type="string" office:string-value=""/>
          <table:table-cell table:style-name="ce8" office:value-type="string" office:string-value="Call For Tenders">
            <text:p>Call For Tender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by a Contracting Party to define a procurement project to buy goods, services, or works during a specified period.">
            <text:p>A document used by a Contracting Party to define a procurement project to buy goods, services, or works during a specified perio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ll For Tenders. UBL Version Identifier. Identifier">
            <text:p>Call For Tenders. UBL Version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ll For Tenders. Customization Identifier. Identifier">
            <text:p>Call For Tenders. Customization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ll For Tenders. Profile Identifier. Identifier">
            <text:p>Call For Tenders. Profile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ll For Tenders. Profile Execution Identifier. Identifier">
            <text:p>Call For Tenders. Profile Execution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ll For Tenders. Identifier">
            <text:p>Call For Tenders.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Call For Tenders. Copy_ Indicator. Indicator">
            <text:p>Call For Tenders. Copy_ Indicator. Indicator</text:p>
          </table:table-cell>
          <table:table-cell table:style-name="ce9" office:value-type="string" office:string-value=""/>
          <table:table-cell office:value-type="string" table:style-name="ce9" office:string-value="Call For Tenders">
            <text:p>Call For Tender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Call For Tenders. UUID. Identifier">
            <text:p>Call For Tenders. UUID.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Call For Tenders. Contract Folder Identifier. Identifier">
            <text:p>Call For Tenders. Contract Folder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ApprovalDate">
            <text:p>ApprovalDate</text:p>
          </table:table-cell>
          <table:table-cell office:value-type="string" table:style-name="ce9" office:string-value="Call For Tenders. Approval Date. Date">
            <text:p>Call For Tenders. Approval Date. Date</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Approval">
            <text:p>Approval</text:p>
          </table:table-cell>
          <table:table-cell office:value-type="string" table:style-name="ce9" office:string-value="Date">
            <text:p>Date</text:p>
          </table:table-cell>
          <table:table-cell office:value-type="string" table:style-name="ce11" table:formula="of:=IF([.F11]&lt;&gt;&quot;&quot;;CONCATENATE([.F11];&quot; &quot;;[.G11]);[.G11])" office:string-value="Approval Date">
            <text:p>Approval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contracting party, on which the Call For Tenders was approved.">
            <text:p>The date, assigned by the contracting party, on which the Call For Tenders was approv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9" office:string-value="Call For Tenders. Issue Date. Date">
            <text:p>Call For Tenders. Issue Date. Date</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2]&lt;&gt;&quot;&quot;;CONCATENATE([.F12];&quot; &quot;;[.G12]);[.G12])"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9" office:string-value="Call For Tenders. Issue Time. Time">
            <text:p>Call For Tenders. Issue Time. Time</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3]&lt;&gt;&quot;&quot;;CONCATENATE([.F13];&quot; &quot;;[.G13]);[.G13])"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ll For Tenders. Note. Text">
            <text:p>Call For Tenders. Note. Text</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VersionID">
            <text:p>VersionID</text:p>
          </table:table-cell>
          <table:table-cell office:value-type="string" table:style-name="ce9" office:string-value="Call For Tenders. Version. Identifier">
            <text:p>Call For Tenders. Version.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5]&lt;&gt;&quot;&quot;;CONCATENATE([.F15];&quot; &quot;;[.G15]);[.G15])"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Call for Tenders.">
            <text:p>Indicates the current version of the Call for Tenders.</text:p>
          </table:table-cell>
          <table:table-cell office:value-type="string" table:style-name="ce9" office:string-value="1.1 ">
            <text:p><text:s/>1.1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PreviousVersionID">
            <text:p>PreviousVersionID</text:p>
          </table:table-cell>
          <table:table-cell office:value-type="string" table:style-name="ce9" office:string-value="Call For Tenders. Previous_ Version. Identifier">
            <text:p>Call For Tenders. Previous_ Version. Identifier</text:p>
          </table:table-cell>
          <table:table-cell table:style-name="ce9" office:value-type="string" office:string-value=""/>
          <table:table-cell office:value-type="string" table:style-name="ce9" office:string-value="Call For Tenders">
            <text:p>Call For Tenders</text:p>
          </table:table-cell>
          <table:table-cell office:value-type="string" table:style-name="ce9" office:string-value="Previous">
            <text:p>Previous</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previous version of the Call for Tenders which is superceded by this version.">
            <text:p>Identifies the previous version of the <text:s/>Call for Tenders which is superceded by this version.</text:p>
          </table:table-cell>
          <table:table-cell office:value-type="string" table:style-name="ce9" office:string-value="1.0 ">
            <text:p><text:s/>1.0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LegalDocumentReference">
            <text:p>LegalDocumentReference</text:p>
          </table:table-cell>
          <table:table-cell table:style-name="ce10" office:value-type="string" office:string-value="Call For Tenders. Legal_ Document Reference. Document Reference">
            <text:p>Call For Tenders. Legal_ Document Reference. Document Referenc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Legal">
            <text:p>Leg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legal document.">
            <text:p>A reference to a legal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echnicalDocumentReference">
            <text:p>TechnicalDocumentReference</text:p>
          </table:table-cell>
          <table:table-cell table:style-name="ce10" office:value-type="string" office:string-value="Call For Tenders. Technical_ Document Reference. Document Reference">
            <text:p>Call For Tenders. Technical_ Document Reference. Document Referenc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Technical">
            <text:p>Technic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technical document.">
            <text:p>A reference to a technical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10" office:value-type="string" office:string-value="Call For Tenders. Additional_ Document Reference. Document Reference">
            <text:p>Call For Tenders. Additional_ Document Reference. Document Referenc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Call For Tenders. Signature">
            <text:p>Call For Tenders. Signatur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tractingParty">
            <text:p>ContractingParty</text:p>
          </table:table-cell>
          <table:table-cell table:style-name="ce10" office:value-type="string" office:string-value="Call For Tenders. Contracting Party">
            <text:p>Call For Tenders. Contracting Party</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OriginatorCustomerParty">
            <text:p>OriginatorCustomerParty</text:p>
          </table:table-cell>
          <table:table-cell table:style-name="ce10" office:value-type="string" office:string-value="Call For Tenders. Originator_ Customer Party. Customer Party">
            <text:p>Call For Tenders. Originator_ Customer Party. Customer Party</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arty who originated Order.">
            <text:p>The party who originated Or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10" office:value-type="string" office:string-value="Call For Tenders. Receiver_ Party. Party">
            <text:p>Call For Tenders. Receiver_ Party. Party</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TenderingTerms">
            <text:p>TenderingTerms</text:p>
          </table:table-cell>
          <table:table-cell table:style-name="ce10" office:value-type="string" office:string-value="Call For Tenders. Tendering Terms">
            <text:p>Call For Tenders. Tendering Terms</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enderingProcess">
            <text:p>TenderingProcess</text:p>
          </table:table-cell>
          <table:table-cell table:style-name="ce10" office:value-type="string" office:string-value="Call For Tenders. Tendering Process">
            <text:p>Call For Tenders. Tendering Process</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ProcurementProject">
            <text:p>ProcurementProject</text:p>
          </table:table-cell>
          <table:table-cell table:style-name="ce10" office:value-type="string" office:string-value="Call For Tenders. Procurement Project">
            <text:p>Call For Tenders. Procurement Project</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rocurementProjectLot">
            <text:p>ProcurementProjectLot</text:p>
          </table:table-cell>
          <table:table-cell table:style-name="ce10" office:value-type="string" office:string-value="Call For Tenders. Procurement Project Lot">
            <text:p>Call For Tenders. Procurement Project Lot</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